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Object 3/Pictures/20000053000008AE00000443ED3C1CD4.svm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/Pictures/200000820000090B00000631AF4116FD.svm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ole-draw-aspect="1"/>
    </style:style>
    <style:style style:name="gr2" style:family="graphic" style:parent-style-name="Objet_20_sans_20_remplissage_20_ni_20_ligne">
      <style:graphic-properties draw:textarea-vertical-align="middle" draw:ole-draw-aspect="1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cm" svg:height="10cm" svg:x="11cm" svg:y="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10cm" svg:height="10cm" svg:x="11.008cm" svg:y="10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10.008cm" svg:height="10.008cm" svg:x="1cm" svg:y="9.992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1" draw:text-style-name="P1" draw:layer="layout" svg:width="10cm" svg:height="10cm" svg:x="1.001cm" svg:y="1.001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 Ding</meta:initial-creator>
    <meta:creation-date>2016-10-19T14:53:10</meta:creation-date>
    <dc:date>2016-12-03T05:34:08</dc:date>
    <dc:creator>Lu Ding</dc:creator>
    <meta:editing-duration>PT51M38S</meta:editing-duration>
    <meta:editing-cycles>13</meta:editing-cycles>
    <meta:generator>OpenOffice/4.1.3$Unix OpenOffice.org_project/413m1$Build-9783</meta:generator>
    <meta:document-statistic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number:number-style style:name="N16000" number:language="fr" number:country="FR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8000">
      <style:chart-properties chart:display-label="true" chart:logarithmic="false" chart:minimum="2" chart:maximum="4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6" style:family="chart" style:data-style-name="N8000">
      <style:chart-properties chart:display-label="true" chart:logarithmic="false" chart:minimum="27.58" chart:maximum="27.71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8" style:family="chart" style:data-style-name="N16000">
      <style:chart-properties chart:symbol-type="named-symbol" chart:symbol-name="diamond" chart:symbol-width="0.15cm" chart:symbol-height="0.15cm" chart:link-data-style-to-source="false"/>
      <style:graphic-properties svg:stroke-width="0.02cm" svg:stroke-color="#cc0000" draw:fill-color="#cc0000"/>
      <style:text-properties fo:font-size="10pt" style:font-size-asian="10pt" style:font-size-complex="10pt"/>
    </style:style>
    <style:style style:name="ch9" style:family="chart" style:data-style-name="N16000">
      <style:chart-properties chart:symbol-type="named-symbol" chart:symbol-name="square" chart:symbol-width="0.15cm" chart:symbol-height="0.15cm" chart:link-data-style-to-source="false"/>
      <style:graphic-properties svg:stroke-width="0.02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width="0.05cm" draw:fill="solid" draw:fill-color="#ffffff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01cm" svg:height="10.001cm" xlink:href="." xlink:type="simple" chart:class="chart:scatter" chart:style-name="ch1">
        <chart:legend svg:x="6.991cm" svg:y="1.212cm" style:legend-expansion="custom" chartooo:width="2.219cm" chartooo:height="1.088cm" style:legend-expansion-aspect-ratio="2.03952205882353" chart:style-name="ch2"/>
        <chart:plot-area chart:style-name="ch3" chart:data-source-has-labels="both" svg:x="1.367cm" svg:y="0.935cm" svg:width="8.234cm" svg:height="6.805cm">
          <chartooo:coordinate-region svg:x="2.403cm" svg:y="0.935cm" svg:width="7.104cm" svg:height="6.162cm"/>
          <chart:axis chart:dimension="x" chart:name="primary-x" chart:style-name="ch4" chartooo:axis-type="auto">
            <chart:title svg:x="4.403cm" svg:y="7.94cm" chart:style-name="ch5">
              <text:p>nfft/L [1/Å]

(b)</text:p>
            </chart:title>
            <chart:categories table:cell-range-address="local-table.$A$2:.$A$34"/>
          </chart:axis>
          <chart:axis chart:dimension="y" chart:name="primary-y" chart:style-name="ch6">
            <chart:title svg:x="0.451cm" svg:y="6.145cm" chart:style-name="ch7">
              <text:p>free energy [kJ/mol]</text:p>
            </chart:title>
          </chart:axis>
          <chart:series chart:style-name="ch8" chart:values-cell-range-address="local-table.$C$2:.$C$34" chart:label-cell-address="local-table.$C$1" chart:class="chart:scatter">
            <chart:domain table:cell-range-address="local-table.$B$2:.$B$34"/>
            <chart:data-point chart:repeated="33"/>
          </chart:series>
          <chart:series chart:style-name="ch9" chart:values-cell-range-address="local-table.$E$2:.$E$34" chart:label-cell-address="local-table.$E$1" chart:class="chart:scatter">
            <chart:domain table:cell-range-address="local-table.$D$2:.$D$34"/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eb 26</text:p>
              </table:table-cell>
              <table:table-cell office:value-type="string">
                <text:p/>
              </table:table-cell>
              <table:table-cell office:value-type="string">
                <text:p>Leb 1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7.6870401665032">
                <text:p>27.6870401665032</text:p>
              </table:table-cell>
              <table:table-cell office:value-type="float" office:value="2">
                <text:p>2</text:p>
              </table:table-cell>
              <table:table-cell office:value-type="float" office:value="27.687130164158">
                <text:p>27.6871301641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625">
                <text:p>2.0625</text:p>
              </table:table-cell>
              <table:table-cell office:value-type="float" office:value="27.6981570110331">
                <text:p>27.6981570110331</text:p>
              </table:table-cell>
              <table:table-cell office:value-type="float" office:value="2.0625">
                <text:p>2.0625</text:p>
              </table:table-cell>
              <table:table-cell office:value-type="float" office:value="27.6982461428033">
                <text:p>27.69824614280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25">
                <text:p>2.125</text:p>
              </table:table-cell>
              <table:table-cell office:value-type="float" office:value="27.6415816715827">
                <text:p>27.6415816715827</text:p>
              </table:table-cell>
              <table:table-cell office:value-type="float" office:value="2.125">
                <text:p>2.125</text:p>
              </table:table-cell>
              <table:table-cell office:value-type="float" office:value="27.641671782856">
                <text:p>27.641671782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875">
                <text:p>2.1875</text:p>
              </table:table-cell>
              <table:table-cell office:value-type="float" office:value="27.5870251620155">
                <text:p>27.5870251620155</text:p>
              </table:table-cell>
              <table:table-cell office:value-type="float" office:value="2.1875">
                <text:p>2.1875</text:p>
              </table:table-cell>
              <table:table-cell office:value-type="float" office:value="27.5878014059685">
                <text:p>27.5878014059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5">
                <text:p>2.25</text:p>
              </table:table-cell>
              <table:table-cell office:value-type="float" office:value="27.6114152695439">
                <text:p>27.6114152695439</text:p>
              </table:table-cell>
              <table:table-cell office:value-type="float" office:value="2.25">
                <text:p>2.25</text:p>
              </table:table-cell>
              <table:table-cell office:value-type="float" office:value="27.6120886871504">
                <text:p>27.6120886871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125">
                <text:p>2.3125</text:p>
              </table:table-cell>
              <table:table-cell office:value-type="float" office:value="27.6698989385174">
                <text:p>27.6698989385174</text:p>
              </table:table-cell>
              <table:table-cell office:value-type="float" office:value="2.3125">
                <text:p>2.3125</text:p>
              </table:table-cell>
              <table:table-cell office:value-type="float" office:value="27.6705436486045">
                <text:p>27.67054364860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75">
                <text:p>2.375</text:p>
              </table:table-cell>
              <table:table-cell office:value-type="float" office:value="27.6755740699426">
                <text:p>27.6755740699426</text:p>
              </table:table-cell>
              <table:table-cell office:value-type="float" office:value="2.375">
                <text:p>2.375</text:p>
              </table:table-cell>
              <table:table-cell office:value-type="float" office:value="27.6754806774571">
                <text:p>27.6754806774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375">
                <text:p>2.4375</text:p>
              </table:table-cell>
              <table:table-cell office:value-type="float" office:value="27.6345544271519">
                <text:p>27.6345544271519</text:p>
              </table:table-cell>
              <table:table-cell office:value-type="float" office:value="2.4375">
                <text:p>2.4375</text:p>
              </table:table-cell>
              <table:table-cell office:value-type="float" office:value="27.6344517825152">
                <text:p>27.63445178251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27.6142900095744">
                <text:p>27.6142900095744</text:p>
              </table:table-cell>
              <table:table-cell office:value-type="float" office:value="2.5">
                <text:p>2.5</text:p>
              </table:table-cell>
              <table:table-cell office:value-type="float" office:value="27.6141730535921">
                <text:p>27.61417305359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625">
                <text:p>2.5625</text:p>
              </table:table-cell>
              <table:table-cell office:value-type="float" office:value="27.6304423342438">
                <text:p>27.6304423342438</text:p>
              </table:table-cell>
              <table:table-cell office:value-type="float" office:value="2.5625">
                <text:p>2.5625</text:p>
              </table:table-cell>
              <table:table-cell office:value-type="float" office:value="27.6303076531206">
                <text:p>27.63030765312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25">
                <text:p>2.625</text:p>
              </table:table-cell>
              <table:table-cell office:value-type="float" office:value="27.6517646543207">
                <text:p>27.6517646543207</text:p>
              </table:table-cell>
              <table:table-cell office:value-type="float" office:value="2.625">
                <text:p>2.625</text:p>
              </table:table-cell>
              <table:table-cell office:value-type="float" office:value="27.6516089947131">
                <text:p>27.65160899471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6875">
                <text:p>2.6875</text:p>
              </table:table-cell>
              <table:table-cell office:value-type="float" office:value="27.6545019007935">
                <text:p>27.6545019007935</text:p>
              </table:table-cell>
              <table:table-cell office:value-type="float" office:value="2.6875">
                <text:p>2.6875</text:p>
              </table:table-cell>
              <table:table-cell office:value-type="float" office:value="27.6543213694881">
                <text:p>27.65432136948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5">
                <text:p>2.75</text:p>
              </table:table-cell>
              <table:table-cell office:value-type="float" office:value="27.6421754626355">
                <text:p>27.6421754626355</text:p>
              </table:table-cell>
              <table:table-cell office:value-type="float" office:value="2.75">
                <text:p>2.75</text:p>
              </table:table-cell>
              <table:table-cell office:value-type="float" office:value="27.6424384126975">
                <text:p>27.6424384126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125">
                <text:p>2.8125</text:p>
              </table:table-cell>
              <table:table-cell office:value-type="float" office:value="27.6321389617014">
                <text:p>27.6321389617014</text:p>
              </table:table-cell>
              <table:table-cell office:value-type="float" office:value="2.8125">
                <text:p>2.8125</text:p>
              </table:table-cell>
              <table:table-cell office:value-type="float" office:value="27.6323539156475">
                <text:p>27.6323539156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75">
                <text:p>2.875</text:p>
              </table:table-cell>
              <table:table-cell office:value-type="float" office:value="27.6335920030306">
                <text:p>27.6335920030306</text:p>
              </table:table-cell>
              <table:table-cell office:value-type="float" office:value="2.875">
                <text:p>2.875</text:p>
              </table:table-cell>
              <table:table-cell office:value-type="float" office:value="27.6334705359212">
                <text:p>27.63347053592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9375">
                <text:p>2.9375</text:p>
              </table:table-cell>
              <table:table-cell office:value-type="float" office:value="27.642141537608">
                <text:p>27.642141537608</text:p>
              </table:table-cell>
              <table:table-cell office:value-type="float" office:value="2.9375">
                <text:p>2.9375</text:p>
              </table:table-cell>
              <table:table-cell office:value-type="float" office:value="27.6420163958732">
                <text:p>27.64201639587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27.6480052919449">
                <text:p>27.6480052919449</text:p>
              </table:table-cell>
              <table:table-cell office:value-type="float" office:value="3">
                <text:p>3</text:p>
              </table:table-cell>
              <table:table-cell office:value-type="float" office:value="27.6478746062401">
                <text:p>27.64787460624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0625">
                <text:p>3.0625</text:p>
              </table:table-cell>
              <table:table-cell office:value-type="float" office:value="27.6445984353938">
                <text:p>27.6445984353938</text:p>
              </table:table-cell>
              <table:table-cell office:value-type="float" office:value="3.0625">
                <text:p>3.0625</text:p>
              </table:table-cell>
              <table:table-cell office:value-type="float" office:value="27.6444614560561">
                <text:p>27.64446145605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25">
                <text:p>3.125</text:p>
              </table:table-cell>
              <table:table-cell office:value-type="float" office:value="27.637304231924">
                <text:p>27.637304231924</text:p>
              </table:table-cell>
              <table:table-cell office:value-type="float" office:value="3.125">
                <text:p>3.125</text:p>
              </table:table-cell>
              <table:table-cell office:value-type="float" office:value="27.6371584638783">
                <text:p>27.63715846387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875">
                <text:p>3.1875</text:p>
              </table:table-cell>
              <table:table-cell office:value-type="float" office:value="27.6358307412648">
                <text:p>27.6358307412648</text:p>
              </table:table-cell>
              <table:table-cell office:value-type="float" office:value="3.1875">
                <text:p>3.1875</text:p>
              </table:table-cell>
              <table:table-cell office:value-type="float" office:value="27.6356725532228">
                <text:p>27.6356725532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5">
                <text:p>3.25</text:p>
              </table:table-cell>
              <table:table-cell office:value-type="float" office:value="27.6405088081414">
                <text:p>27.6405088081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125">
                <text:p>3.3125</text:p>
              </table:table-cell>
              <table:table-cell office:value-type="float" office:value="27.6442777227269">
                <text:p>27.6442777227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75">
                <text:p>3.375</text:p>
              </table:table-cell>
              <table:table-cell office:value-type="float" office:value="27.6429213968913">
                <text:p>27.64292139689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375">
                <text:p>3.4375</text:p>
              </table:table-cell>
              <table:table-cell office:value-type="float" office:value="27.6395334457756">
                <text:p>27.6395334457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27.6384098630519">
                <text:p>27.6384098630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625">
                <text:p>3.5625</text:p>
              </table:table-cell>
              <table:table-cell office:value-type="float" office:value="27.63997191232">
                <text:p>27.63997191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5">
                <text:p>3.625</text:p>
              </table:table-cell>
              <table:table-cell office:value-type="float" office:value="27.6418052510113">
                <text:p>27.6418052510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875">
                <text:p>3.6875</text:p>
              </table:table-cell>
              <table:table-cell office:value-type="float" office:value="27.6419813906617">
                <text:p>27.6419813906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">
                <text:p>3.75</text:p>
              </table:table-cell>
              <table:table-cell office:value-type="float" office:value="27.6407105196368">
                <text:p>27.64071051963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125">
                <text:p>3.8125</text:p>
              </table:table-cell>
              <table:table-cell office:value-type="float" office:value="27.6396295017594">
                <text:p>27.6396295017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75">
                <text:p>3.875</text:p>
              </table:table-cell>
              <table:table-cell office:value-type="float" office:value="27.6398563109132">
                <text:p>27.63985631091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375">
                <text:p>3.9375</text:p>
              </table:table-cell>
              <table:table-cell office:value-type="float" office:value="27.640875653658">
                <text:p>27.640875653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7.6413878191104">
                <text:p>27.64138781911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8000">
      <style:chart-properties chart:display-label="true" chart:logarithmic="false" chart:minimum="2" chart:maximum="4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5" style:family="chart" style:data-style-name="N8000">
      <style:chart-properties chart:display-label="true" chart:logarithmic="false" chart:minimum="6.1" chart:maximum="7.2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7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cm" svg:stroke-color="#000000" draw:fill-color="#000000" dr3d:edge-rounding="5%"/>
      <style:text-properties fo:font-size="10pt" style:font-size-asian="10pt" style:font-size-complex="10pt"/>
    </style:style>
    <style:style style:name="ch8" style:family="chart">
      <style:graphic-properties draw:stroke="solid" svg:stroke-width="0.05cm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001cm" svg:height="10.001cm" xlink:href="." xlink:type="simple" chart:class="chart:scatter" chart:style-name="ch1">
        <chart:plot-area chart:style-name="ch2" chart:data-source-has-labels="both" svg:x="1.367cm" svg:y="0.935cm" svg:width="8.234cm" svg:height="6.805cm">
          <chartooo:coordinate-region svg:x="2.057cm" svg:y="0.935cm" svg:width="7.45cm" svg:height="6.162cm"/>
          <chart:axis chart:dimension="x" chart:name="primary-x" chart:style-name="ch3" chartooo:axis-type="auto">
            <chart:title svg:x="4.403cm" svg:y="7.94cm" chart:style-name="ch4">
              <text:p>nfft/L [1/Å]

(a)</text:p>
            </chart:title>
            <chart:categories table:cell-range-address="local-table.$A$2:.$A$34"/>
          </chart:axis>
          <chart:axis chart:dimension="y" chart:name="primary-y" chart:style-name="ch5">
            <chart:title svg:x="0.451cm" svg:y="6.145cm" chart:style-name="ch6">
              <text:p>free energy [kJ/mol]</text:p>
            </chart:title>
          </chart:axis>
          <chart:series chart:style-name="ch7" chart:values-cell-range-address="local-table.$C$2:.$C$34" chart:label-cell-address="local-table.$C$1" chart:class="chart:scatter">
            <chart:domain table:cell-range-address="local-table.$B$2:.$B$34"/>
            <chart:data-point chart:repeated="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89705167698848">
                <text:p>6.897051676988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625">
                <text:p>2.0625</text:p>
              </table:table-cell>
              <table:table-cell office:value-type="float" office:value="6.85147350664849">
                <text:p>6.85147350664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25">
                <text:p>2.125</text:p>
              </table:table-cell>
              <table:table-cell office:value-type="float" office:value="6.77946895040847">
                <text:p>6.77946895040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875">
                <text:p>2.1875</text:p>
              </table:table-cell>
              <table:table-cell office:value-type="float" office:value="6.82846726907619">
                <text:p>6.828467269076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5">
                <text:p>2.25</text:p>
              </table:table-cell>
              <table:table-cell office:value-type="float" office:value="6.9039839938717">
                <text:p>6.9039839938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125">
                <text:p>2.3125</text:p>
              </table:table-cell>
              <table:table-cell office:value-type="float" office:value="7.05066819522309">
                <text:p>7.050668195223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75">
                <text:p>2.375</text:p>
              </table:table-cell>
              <table:table-cell office:value-type="float" office:value="7.12885864203081">
                <text:p>7.12885864203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375">
                <text:p>2.4375</text:p>
              </table:table-cell>
              <table:table-cell office:value-type="float" office:value="7.03328242317824">
                <text:p>7.03328242317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6.94358064396117">
                <text:p>6.94358064396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5625">
                <text:p>2.5625</text:p>
              </table:table-cell>
              <table:table-cell office:value-type="float" office:value="6.89824351748525">
                <text:p>6.898243517485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625">
                <text:p>2.625</text:p>
              </table:table-cell>
              <table:table-cell office:value-type="float" office:value="6.87828619115445">
                <text:p>6.87828619115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6875">
                <text:p>2.6875</text:p>
              </table:table-cell>
              <table:table-cell office:value-type="float" office:value="6.84143535312924">
                <text:p>6.841435353129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75">
                <text:p>2.75</text:p>
              </table:table-cell>
              <table:table-cell office:value-type="float" office:value="6.77104489875558">
                <text:p>6.77104489875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125">
                <text:p>2.8125</text:p>
              </table:table-cell>
              <table:table-cell office:value-type="float" office:value="6.68361825605228">
                <text:p>6.683618256052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75">
                <text:p>2.875</text:p>
              </table:table-cell>
              <table:table-cell office:value-type="float" office:value="6.59911928896416">
                <text:p>6.599119288964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9375">
                <text:p>2.9375</text:p>
              </table:table-cell>
              <table:table-cell office:value-type="float" office:value="6.51551556923286">
                <text:p>6.51551556923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6.41835403575819">
                <text:p>6.418354035758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0625">
                <text:p>3.0625</text:p>
              </table:table-cell>
              <table:table-cell office:value-type="float" office:value="6.50070947262233">
                <text:p>6.500709472622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25">
                <text:p>3.125</text:p>
              </table:table-cell>
              <table:table-cell office:value-type="float" office:value="6.53401226953286">
                <text:p>6.534012269532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875">
                <text:p>3.1875</text:p>
              </table:table-cell>
              <table:table-cell office:value-type="float" office:value="6.54169931952116">
                <text:p>6.541699319521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5">
                <text:p>3.25</text:p>
              </table:table-cell>
              <table:table-cell office:value-type="float" office:value="6.56521089890143">
                <text:p>6.56521089890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125">
                <text:p>3.3125</text:p>
              </table:table-cell>
              <table:table-cell office:value-type="float" office:value="6.58493315090775">
                <text:p>6.584933150907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375">
                <text:p>3.375</text:p>
              </table:table-cell>
              <table:table-cell office:value-type="float" office:value="6.58941151238287">
                <text:p>6.589411512382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75">
                <text:p>3.4375</text:p>
              </table:table-cell>
              <table:table-cell office:value-type="float" office:value="6.57454444222838">
                <text:p>6.574544442228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">
                <text:p>3.5</text:p>
              </table:table-cell>
              <table:table-cell office:value-type="float" office:value="6.54691232102675">
                <text:p>6.546912321026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625">
                <text:p>3.5625</text:p>
              </table:table-cell>
              <table:table-cell office:value-type="float" office:value="6.51183085587124">
                <text:p>6.511830855871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25">
                <text:p>3.625</text:p>
              </table:table-cell>
              <table:table-cell office:value-type="float" office:value="6.46662673551743">
                <text:p>6.466626735517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875">
                <text:p>3.6875</text:p>
              </table:table-cell>
              <table:table-cell office:value-type="float" office:value="6.41797485305875">
                <text:p>6.41797485305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75">
                <text:p>3.75</text:p>
              </table:table-cell>
              <table:table-cell office:value-type="float" office:value="6.39232236183158">
                <text:p>6.39232236183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8125">
                <text:p>3.8125</text:p>
              </table:table-cell>
              <table:table-cell office:value-type="float" office:value="6.35212273532182">
                <text:p>6.35212273532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875">
                <text:p>3.875</text:p>
              </table:table-cell>
              <table:table-cell office:value-type="float" office:value="6.30342486662045">
                <text:p>6.303424866620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9375">
                <text:p>3.9375</text:p>
              </table:table-cell>
              <table:table-cell office:value-type="float" office:value="6.25019998861246">
                <text:p>6.250199988612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6.19250309455745">
                <text:p>6.192503094557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en" number:country="U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8000">
      <style:chart-properties chart:display-label="true" chart:logarithmic="false" chart:minimum="1" chart:maximum="10" chart:interval-major="1" chart:interval-minor-divisor="1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5" style:family="chart" style:data-style-name="N8000">
      <style:chart-properties chart:display-label="true" chart:logarithmic="false" chart:minimum="5.5" chart:maximum="10.5" chart:origin="0" chart:interval-major="1" chart:reverse-direction="false" text:line-break="false" chart:link-data-style-to-source="false" chart:axis-position="0"/>
      <style:graphic-properties svg:stroke-width="0.02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7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cm" svg:stroke-color="#0000cc" draw:fill-color="#0000cc" dr3d:edge-rounding="5%"/>
      <style:text-properties fo:font-size="10pt" style:font-size-asian="10pt" style:font-size-complex="10pt"/>
    </style:style>
    <style:style style:name="ch8" style:family="chart" style:data-style-name="N8000">
      <style:chart-properties chart:symbol-type="named-symbol" chart:symbol-name="diamond" chart:symbol-width="0.15cm" chart:symbol-height="0.15cm" chart:link-data-style-to-source="false"/>
      <style:graphic-properties svg:stroke-width="0.02cm" svg:stroke-color="#cc0000" draw:fill-color="#cc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width="0.05cm" draw:fill="solid" draw:fill-color="#ffffff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0.001cm" svg:height="10.001cm" xlink:href="." xlink:type="simple" chart:class="chart:scatter" chart:style-name="ch1">
        <chart:plot-area chart:style-name="ch2" chart:data-source-has-labels="both" svg:x="1.367cm" svg:y="0.935cm" svg:width="8.234cm" svg:height="6.805cm">
          <chartooo:coordinate-region svg:x="2.241cm" svg:y="1.132cm" svg:width="7.185cm" svg:height="5.965cm"/>
          <chart:axis chart:dimension="x" chart:name="primary-x" chart:style-name="ch3" chartooo:axis-type="auto">
            <chart:title svg:x="4.9cm" svg:y="7.94cm" chart:style-name="ch4">
              <text:p>nb psi

(d)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6.145cm" chart:style-name="ch6">
              <text:p>free energy [kJ/mol]</text:p>
            </chart:title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8" chart:values-cell-range-address="local-table.$D$2:.$D$11" chart:label-cell-address="local-table.$D$1" chart:class="chart:scatter">
            <chart:data-point chart:repeated="10"/>
          </chart:series>
          <chart:wall chart:style-name="ch9"/>
          <chart:floor chart:style-name="ch10"/>
        </chart:plot-area>
        <draw:frame draw:style-name="gr1" draw:text-style-name="P1" svg:width="2.222cm" svg:height="1.091cm" svg:x="6.891cm" svg:y="1.433cm">
          <draw:image xlink:href="Pictures/20000053000008AE00000443ED3C1CD4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eb 6</text:p>
              </table:table-cell>
              <table:table-cell office:value-type="string">
                <text:p>Leb 1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.34313315">
                <text:p>10.34313315</text:p>
              </table:table-cell>
              <table:table-cell office:value-type="float" office:value="8.880868852">
                <text:p>8.8808688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873859196">
                <text:p>5.873859196</text:p>
              </table:table-cell>
              <table:table-cell office:value-type="float" office:value="7.08680001">
                <text:p>7.0868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.036375766">
                <text:p>8.036375766</text:p>
              </table:table-cell>
              <table:table-cell office:value-type="float" office:value="7.900295374">
                <text:p>7.9002953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.635606682">
                <text:p>7.635606682</text:p>
              </table:table-cell>
              <table:table-cell office:value-type="float" office:value="7.881828359">
                <text:p>7.8818283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.262903801">
                <text:p>8.262903801</text:p>
              </table:table-cell>
              <table:table-cell office:value-type="float" office:value="8.164743032">
                <text:p>8.1647430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.160189781">
                <text:p>8.160189781</text:p>
              </table:table-cell>
              <table:table-cell office:value-type="float" office:value="7.683191446">
                <text:p>7.6831914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156895261">
                <text:p>8.156895261</text:p>
              </table:table-cell>
              <table:table-cell office:value-type="float" office:value="8.115972905">
                <text:p>8.115972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777367767">
                <text:p>7.777367767</text:p>
              </table:table-cell>
              <table:table-cell office:value-type="float" office:value="7.974114559">
                <text:p>7.9741145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291269416">
                <text:p>8.291269416</text:p>
              </table:table-cell>
              <table:table-cell office:value-type="float" office:value="8.160674091">
                <text:p>8.1606740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276048474">
                <text:p>8.276048474</text:p>
              </table:table-cell>
              <table:table-cell office:value-type="float" office:value="8.196099589">
                <text:p>8.1960995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24" chart:maximum="60" chart:interval-major="4" chart:reverse-direction="false" text:line-break="false" chart:link-data-style-to-source="false" chart:axis-position="0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4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5" style:family="chart" style:data-style-name="N0">
      <style:chart-properties chart:display-label="true" chart:logarithmic="false" chart:minimum="8.5" chart:maximum="10" chart:reverse-direction="false" text:line-break="false" chart:link-data-style-to-source="false" chart:axis-position="0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7" style:family="chart" style:data-style-name="N8000">
      <style:chart-properties chart:symbol-type="named-symbol" chart:symbol-name="circle" chart:symbol-width="0.15cm" chart:symbol-height="0.15cm" chart:link-data-style-to-source="false"/>
      <style:graphic-properties svg:stroke-width="0.025cm" svg:stroke-color="#0000ff" draw:fill-color="#0000ff" dr3d:edge-rounding="5%"/>
      <style:text-properties fo:font-size="10pt" style:font-size-asian="10pt" style:font-size-complex="10pt"/>
    </style:style>
    <style:style style:name="ch8" style:family="chart" style:data-style-name="N8000">
      <style:chart-properties chart:symbol-type="named-symbol" chart:symbol-name="diamond" chart:symbol-width="0.15cm" chart:symbol-height="0.15cm" chart:link-data-style-to-source="false"/>
      <style:graphic-properties svg:stroke-width="0.025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8000">
      <style:chart-properties chart:symbol-type="named-symbol" chart:symbol-name="arrow-down" chart:symbol-width="0.15cm" chart:symbol-height="0.15cm" chart:link-data-style-to-source="false"/>
      <style:graphic-properties svg:stroke-width="0.025cm" svg:stroke-color="#00cc00" draw:fill-color="#00cc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width="0.051cm" draw:fill="solid" draw:fill-color="#ffffff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0.009cm" svg:height="10.009cm" xlink:href="." xlink:type="simple" chart:class="chart:scatter" chart:style-name="ch1">
        <chart:plot-area chart:style-name="ch2" chart:data-source-has-labels="both" svg:x="1.367cm" svg:y="0.935cm" svg:width="8.242cm" svg:height="6.813cm">
          <chartooo:coordinate-region svg:x="2.057cm" svg:y="0.935cm" svg:width="7.377cm" svg:height="6.17cm"/>
          <chart:axis chart:dimension="x" chart:name="primary-x" chart:style-name="ch3" chartooo:axis-type="auto">
            <chart:title svg:x="4.938cm" svg:y="7.948cm" chart:style-name="ch4">
              <text:p>L [Å]

(c)</text:p>
            </chart:title>
            <chart:categories table:cell-range-address="local-table.$A$2:.$A$11"/>
          </chart:axis>
          <chart:axis chart:dimension="y" chart:name="primary-y" chart:style-name="ch5">
            <chart:title svg:x="0.451cm" svg:y="6.149cm" chart:style-name="ch6">
              <text:p>free energy [kJ/mol]</text:p>
            </chart:title>
          </chart:axis>
          <chart:series chart:style-name="ch7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8" chart:values-cell-range-address="local-table.$D$2:.$D$11" chart:label-cell-address="local-table.$D$1" chart:class="chart:scatter">
            <chart:data-point chart:repeated="10"/>
          </chart:series>
          <chart:series chart:style-name="ch9" chart:values-cell-range-address="local-table.$E$2:.$E$11" chart:label-cell-address="local-table.$E$1" chart:class="chart:scatter">
            <chart:data-point chart:repeated="10"/>
          </chart:series>
          <chart:wall chart:style-name="ch10"/>
          <chart:floor chart:style-name="ch11"/>
        </chart:plot-area>
        <draw:frame draw:style-name="gr1" draw:text-style-name="P1" svg:width="2.315cm" svg:height="1.585cm" svg:x="6.883cm" svg:y="5.245cm">
          <draw:image xlink:href="Pictures/200000820000090B00000631AF4116FD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4</text:p>
              </table:table-cell>
              <table:table-cell office:value-type="string">
                <text:p>3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8.73436273901046">
                <text:p>8.73436273901046</text:p>
              </table:table-cell>
              <table:table-cell office:value-type="float" office:value="8.75358611037353">
                <text:p>8.75358611037353</text:p>
              </table:table-cell>
              <table:table-cell office:value-type="float" office:value="8.849504899453">
                <text:p>8.8495048994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9.166774141512">
                <text:p>9.166774141512</text:p>
              </table:table-cell>
              <table:table-cell office:value-type="float" office:value="9.18352201875443">
                <text:p>9.18352201875443</text:p>
              </table:table-cell>
              <table:table-cell office:value-type="float" office:value="9.2771529321052">
                <text:p>9.2771529321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9.36806831851235">
                <text:p>9.36806831851235</text:p>
              </table:table-cell>
              <table:table-cell office:value-type="float" office:value="9.38350369883431">
                <text:p>9.38350369883431</text:p>
              </table:table-cell>
              <table:table-cell office:value-type="float" office:value="9.47539040704707">
                <text:p>9.475390407047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9.46581549193122">
                <text:p>9.46581549193122</text:p>
              </table:table-cell>
              <table:table-cell office:value-type="float" office:value="9.48031316685463">
                <text:p>9.48031316685463</text:p>
              </table:table-cell>
              <table:table-cell office:value-type="float" office:value="9.57095041564997">
                <text:p>9.570950415649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9.4785281686539">
                <text:p>9.4785281686539</text:p>
              </table:table-cell>
              <table:table-cell office:value-type="float" office:value="9.49245890759466">
                <text:p>9.49245890759466</text:p>
              </table:table-cell>
              <table:table-cell office:value-type="float" office:value="9.58242252156546">
                <text:p>9.58242252156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9.64751541972971">
                <text:p>9.64751541972971</text:p>
              </table:table-cell>
              <table:table-cell office:value-type="float" office:value="9.66117953593835">
                <text:p>9.66117953593835</text:p>
              </table:table-cell>
              <table:table-cell office:value-type="float" office:value="9.74992223345011">
                <text:p>9.74992223345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9.62584561634869">
                <text:p>9.62584561634869</text:p>
              </table:table-cell>
              <table:table-cell office:value-type="float" office:value="9.63898846475023">
                <text:p>9.63898846475023</text:p>
              </table:table-cell>
              <table:table-cell office:value-type="float" office:value="9.72751809519062">
                <text:p>9.727518095190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">
                <text:p>52</text:p>
              </table:table-cell>
              <table:table-cell office:value-type="float" office:value="9.80352202670181">
                <text:p>9.80352202670181</text:p>
              </table:table-cell>
              <table:table-cell office:value-type="float" office:value="9.8163823532394">
                <text:p>9.8163823532394</text:p>
              </table:table-cell>
              <table:table-cell office:value-type="float" office:value="9.90496110683084">
                <text:p>9.904961106830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">
                <text:p>56</text:p>
              </table:table-cell>
              <table:table-cell office:value-type="float" office:value="9.79215594659825">
                <text:p>9.79215594659825</text:p>
              </table:table-cell>
              <table:table-cell office:value-type="float" office:value="9.8048805043599">
                <text:p>9.8048805043599</text:p>
              </table:table-cell>
              <table:table-cell office:value-type="float" office:value="9.89279179517454">
                <text:p>9.892791795174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9.7773116390353">
                <text:p>9.7773116390353</text:p>
              </table:table-cell>
              <table:table-cell office:value-type="float" office:value="9.78962458204415">
                <text:p>9.78962458204415</text:p>
              </table:table-cell>
              <table:table-cell office:value-type="float" office:value="9.87757268387332">
                <text:p>9.877572683873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